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08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Dimension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House</text:p>
          </table:table-cell>
          <table:table-cell office:value-type="currency" office:currency="EUR" office:value="26">
            <text:p>26,00 €</text:p>
          </table:table-cell>
          <table:table-cell office:value-type="string">
            <text:p>17,5x19 cm</text:p>
          </table:table-cell>
          <table:table-cell office:value-type="string">
            <text:p>House 1</text:p>
          </table:table-cell>
          <table:table-cell office:value-type="string">
            <text:p>House 2</text:p>
          </table:table-cell>
          <table:table-cell office:value-type="string">
            <text:p>House 3</text:p>
          </table:table-cell>
          <table:table-cell office:value-type="string">
            <text:p>House 4</text:p>
          </table:table-cell>
          <table:table-cell table:number-columns-repeated="2"/>
        </table:table-row>
        <table:table-row table:style-name="ro2">
          <table:table-cell office:value-type="string">
            <text:p>Ruins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17x18 cm</text:p>
          </table:table-cell>
          <table:table-cell office:value-type="string">
            <text:p>Ruins 1</text:p>
          </table:table-cell>
          <table:table-cell office:value-type="string">
            <text:p>Ruins 2</text:p>
          </table:table-cell>
          <table:table-cell office:value-type="string">
            <text:p>Ruins 3</text:p>
          </table:table-cell>
          <table:table-cell office:value-type="string">
            <text:p>Ruins 4</text:p>
          </table:table-cell>
          <table:table-cell table:number-columns-repeated="2"/>
        </table:table-row>
        <table:table-row table:style-name="ro2">
          <table:table-cell office:value-type="string">
            <text:p>Ruined Building Corner House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11,5x12,5 cm</text:p>
          </table:table-cell>
          <table:table-cell office:value-type="string">
            <text:p>Ruined Building 1</text:p>
          </table:table-cell>
          <table:table-cell office:value-type="string">
            <text:p>Ruined Building 2</text:p>
          </table:table-cell>
          <table:table-cell office:value-type="string">
            <text:p>Ruined Building 3</text:p>
          </table:table-cell>
          <table:table-cell office:value-type="string">
            <text:p>Ruined Building 4</text:p>
          </table:table-cell>
          <table:table-cell table:number-columns-repeated="2"/>
        </table:table-row>
        <table:table-row table:style-name="ro2">
          <table:table-cell office:value-type="string">
            <text:p>Ruined Building Corner Towe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12x14 cm</text:p>
          </table:table-cell>
          <table:table-cell office:value-type="string">
            <text:p>Ruined Building 1</text:p>
          </table:table-cell>
          <table:table-cell office:value-type="string">
            <text:p>Ruined Building 2</text:p>
          </table:table-cell>
          <table:table-cell office:value-type="string">
            <text:p>Ruined Building 3</text:p>
          </table:table-cell>
          <table:table-cell office:value-type="string">
            <text:p>Ruined Building 4</text:p>
          </table:table-cell>
          <table:table-cell table:number-columns-repeated="2"/>
        </table:table-row>
        <table:table-row table:style-name="ro2">
          <table:table-cell office:value-type="string">
            <text:p>Ruined Building Door House</text:p>
          </table:table-cell>
          <table:table-cell office:value-type="currency" office:currency="EUR" office:value="7">
            <text:p>7,00 €</text:p>
          </table:table-cell>
          <table:table-cell office:value-type="string">
            <text:p>22,5x9 cm</text:p>
          </table:table-cell>
          <table:table-cell office:value-type="string">
            <text:p>Ruined Building 1</text:p>
          </table:table-cell>
          <table:table-cell office:value-type="string">
            <text:p>Ruined Building 2</text:p>
          </table:table-cell>
          <table:table-cell office:value-type="string">
            <text:p>Ruined Building 3</text:p>
          </table:table-cell>
          <table:table-cell office:value-type="string">
            <text:p>Ruined Building 4</text:p>
          </table:table-cell>
          <table:table-cell table:number-columns-repeated="2"/>
        </table:table-row>
        <table:table-row table:style-name="ro2">
          <table:table-cell office:value-type="string">
            <text:p>Modular Walls Inner Corner Archs Stones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7x7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Modular Walls Inner Corner Open Archs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7x7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Modular Walls Single Ruined Stair</text:p>
          </table:table-cell>
          <table:table-cell office:value-type="currency" office:currency="EUR" office:value="3.5">
            <text:p>3,50 €</text:p>
          </table:table-cell>
          <table:table-cell office:value-type="string">
            <text:p>6x12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Modular Walls Single Ruined Stair B</text:p>
          </table:table-cell>
          <table:table-cell office:value-type="currency" office:currency="EUR" office:value="2.5">
            <text:p>2,50 €</text:p>
          </table:table-cell>
          <table:table-cell office:value-type="string">
            <text:p>6x9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Modular Walls StairEnd Archs Stones</text:p>
          </table:table-cell>
          <table:table-cell office:value-type="currency" office:currency="EUR" office:value="7.5">
            <text:p>7,50 €</text:p>
          </table:table-cell>
          <table:table-cell office:value-type="string">
            <text:p>15x4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Modular Walls StairEnd Open Archs</text:p>
          </table:table-cell>
          <table:table-cell office:value-type="currency" office:currency="EUR" office:value="7">
            <text:p>7,00 €</text:p>
          </table:table-cell>
          <table:table-cell office:value-type="string">
            <text:p>15x4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Modular Walls Wall Center Ruined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9x10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Modular Walls Wooden planks Center Ruined</text:p>
          </table:table-cell>
          <table:table-cell office:value-type="currency" office:currency="EUR" office:value="0.7">
            <text:p>0,70 €</text:p>
          </table:table-cell>
          <table:table-cell office:value-type="string">
            <text:p>3x8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Modular Walls Woden Ladder</text:p>
          </table:table-cell>
          <table:table-cell office:value-type="currency" office:currency="EUR" office:value="0.5">
            <text:p>0,50 €</text:p>
          </table:table-cell>
          <table:table-cell office:value-type="string">
            <text:p>2x10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Modular Walls Woden Walkways</text:p>
          </table:table-cell>
          <table:table-cell office:value-type="currency" office:currency="EUR" office:value="2">
            <text:p>2,00 €</text:p>
          </table:table-cell>
          <table:table-cell/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2">
          <table:table-cell office:value-type="string">
            <text:p>Stronghold</text:p>
          </table:table-cell>
          <table:table-cell office:value-type="currency" office:currency="EUR" office:value="93">
            <text:p>93,00 €</text:p>
          </table:table-cell>
          <table:table-cell/>
          <table:table-cell office:value-type="string">
            <text:p>Stronghold 1</text:p>
          </table:table-cell>
          <table:table-cell office:value-type="string">
            <text:p>Stronghold 2</text:p>
          </table:table-cell>
          <table:table-cell office:value-type="string">
            <text:p>Stronghold 3</text:p>
          </table:table-cell>
          <table:table-cell office:value-type="string">
            <text:p>Stronghold 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21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21:49:47.75</dc:date>
    <dc:creator>Ycham BOUNOUAR</dc:creator>
    <meta:editing-duration>PT13M50S</meta:editing-duration>
    <meta:editing-cycles>2</meta:editing-cycles>
    <meta:document-statistic meta:table-count="1" meta:cell-count="119" meta:object-count="0"/>
  </office:meta>
</office:document-meta>
</file>